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Heiti SC" svg:font-family="'Heiti SC'" style:font-pitch="variable"/>
    <style:font-face style:name="Kh Battambang" svg:font-family="'Kh Battamba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Kh Battambang" officeooo:rsid="00169e0f" officeooo:paragraph-rsid="00169e0f" style:font-name-complex="Kh Battambang"/>
    </style:style>
    <style:style style:name="P2" style:family="paragraph" style:parent-style-name="Standard">
      <style:paragraph-properties fo:text-align="center" style:justify-single-word="false"/>
      <style:text-properties style:font-name="Kh Battambang" fo:font-size="18pt" officeooo:rsid="00169e0f" officeooo:paragraph-rsid="00169e0f" style:font-size-asian="18pt" style:font-name-complex="Kh Battambang" style:font-size-complex="18pt"/>
    </style:style>
    <style:style style:name="P3" style:family="paragraph" style:parent-style-name="Standard">
      <style:paragraph-properties fo:text-align="start" style:justify-single-word="false"/>
      <style:text-properties style:font-name="Kh Battambang" fo:font-size="18pt" officeooo:rsid="00169e0f" officeooo:paragraph-rsid="00169e0f" style:font-size-asian="18pt" style:font-name-complex="Kh Battambang" style:font-size-complex="18pt"/>
    </style:style>
    <style:style style:name="P4" style:family="paragraph" style:parent-style-name="Standard">
      <style:paragraph-properties fo:text-align="start" style:justify-single-word="false"/>
      <style:text-properties style:font-name="Kh Battambang" fo:font-size="14pt" officeooo:rsid="00169e0f" officeooo:paragraph-rsid="0016e785" style:font-size-asian="14pt" style:font-name-complex="Kh Battambang" style:font-size-complex="14pt"/>
    </style:style>
    <style:style style:name="P5" style:family="paragraph" style:parent-style-name="Standard">
      <style:paragraph-properties fo:text-align="start" style:justify-single-word="false"/>
      <style:text-properties style:font-name="Kh Battambang" fo:font-size="14pt" officeooo:rsid="00169e0f" officeooo:paragraph-rsid="00169e0f" style:font-size-asian="14pt" style:font-name-complex="Kh Battambang" style:font-size-complex="14pt"/>
    </style:style>
    <style:style style:name="P6" style:family="paragraph" style:parent-style-name="Standard">
      <style:paragraph-properties fo:text-align="start" style:justify-single-word="false"/>
      <style:text-properties style:font-name="Kh Battambang" fo:font-size="14pt" officeooo:rsid="00169e0f" officeooo:paragraph-rsid="0018cb9a" style:font-size-asian="14pt" style:font-name-complex="Kh Battambang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Kh Battambang" fo:font-size="14pt" officeooo:rsid="00169e0f" officeooo:paragraph-rsid="001bd4a1" style:font-size-asian="14pt" style:font-name-complex="Kh Battambang" style:font-size-complex="14pt"/>
    </style:style>
    <style:style style:name="P8" style:family="paragraph" style:parent-style-name="Standard">
      <style:paragraph-properties fo:text-align="start" style:justify-single-word="false"/>
      <style:text-properties style:font-name="Kh Battambang" fo:font-size="14pt" officeooo:rsid="00169e0f" officeooo:paragraph-rsid="001d3a32" style:font-size-asian="14pt" style:font-name-complex="Kh Battambang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Kh Battambang" fo:font-size="14pt" officeooo:rsid="00169e0f" officeooo:paragraph-rsid="001df088" style:font-size-asian="14pt" style:font-name-complex="Kh Battambang" style:font-size-complex="14pt"/>
    </style:style>
    <style:style style:name="P10" style:family="paragraph" style:parent-style-name="Standard">
      <style:paragraph-properties fo:text-align="start" style:justify-single-word="false"/>
      <style:text-properties style:font-name="Kh Battambang" fo:font-size="14pt" officeooo:rsid="00169e0f" officeooo:paragraph-rsid="001fce33" style:font-size-asian="14pt" style:font-name-complex="Kh Battambang" style:font-size-complex="14pt"/>
    </style:style>
    <style:style style:name="P11" style:family="paragraph" style:parent-style-name="Standard">
      <style:paragraph-properties fo:text-align="start" style:justify-single-word="false"/>
      <style:text-properties style:font-name="Kh Battambang" fo:font-size="14pt" officeooo:rsid="001d3a32" officeooo:paragraph-rsid="001d3a32" style:font-size-asian="14pt" style:font-name-complex="Kh Battambang" style:font-size-complex="14pt"/>
    </style:style>
    <style:style style:name="P12" style:family="paragraph" style:parent-style-name="Standard">
      <style:paragraph-properties fo:text-align="start" style:justify-single-word="false"/>
      <style:text-properties style:font-name="Heiti SC" fo:font-size="14pt" officeooo:rsid="00169e0f" officeooo:paragraph-rsid="001d3a32" style:font-size-asian="14pt" style:font-name-complex="Kh Battambang" style:font-size-complex="14pt"/>
    </style:style>
    <style:style style:name="P13" style:family="paragraph" style:parent-style-name="Standard">
      <style:paragraph-properties fo:text-align="start" style:justify-single-word="false"/>
      <style:text-properties style:font-name="Heiti SC" fo:font-size="14pt" officeooo:rsid="00169e0f" officeooo:paragraph-rsid="00169e0f" style:font-size-asian="14pt" style:font-name-complex="Kh Battambang" style:font-size-complex="14pt"/>
    </style:style>
    <style:style style:name="P14" style:family="paragraph" style:parent-style-name="Standard">
      <style:paragraph-properties fo:text-align="start" style:justify-single-word="false"/>
      <style:text-properties style:font-name="Heiti SC" fo:font-size="14pt" officeooo:rsid="00169e0f" officeooo:paragraph-rsid="0016e785" style:font-size-asian="14pt" style:font-name-complex="Kh Battambang" style:font-size-complex="14pt"/>
    </style:style>
    <style:style style:name="P15" style:family="paragraph" style:parent-style-name="Standard">
      <style:paragraph-properties fo:text-align="start" style:justify-single-word="false"/>
      <style:text-properties style:font-name="Heiti SC" fo:font-size="14pt" officeooo:rsid="00169e0f" officeooo:paragraph-rsid="001bd4a1" style:font-size-asian="14pt" style:font-name-complex="Kh Battambang" style:font-size-complex="14pt"/>
    </style:style>
    <style:style style:name="P16" style:family="paragraph" style:parent-style-name="Standard">
      <style:paragraph-properties fo:text-align="start" style:justify-single-word="false"/>
      <style:text-properties style:font-name="Heiti SC" fo:font-size="14pt" officeooo:rsid="00169e0f" officeooo:paragraph-rsid="001df088" style:font-size-asian="14pt" style:font-name-complex="Kh Battambang" style:font-size-complex="14pt"/>
    </style:style>
    <style:style style:name="P17" style:family="paragraph" style:parent-style-name="Standard">
      <style:paragraph-properties fo:text-align="start" style:justify-single-word="false"/>
      <style:text-properties style:font-name="Heiti SC" fo:font-size="14pt" officeooo:rsid="00169e0f" officeooo:paragraph-rsid="001fce33" style:font-size-asian="14pt" style:font-name-complex="Kh Battambang" style:font-size-complex="14pt"/>
    </style:style>
    <style:style style:name="P18" style:family="paragraph" style:parent-style-name="Standard">
      <style:paragraph-properties fo:text-align="start" style:justify-single-word="false"/>
      <style:text-properties style:font-name="Heiti SC" fo:font-size="14pt" officeooo:rsid="00169e0f" officeooo:paragraph-rsid="001fe1fa" style:font-size-asian="14pt" style:font-name-complex="Kh Battambang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Heiti SC" fo:font-size="14pt" officeooo:rsid="00169e0f" officeooo:paragraph-rsid="0020b2f2" style:font-size-asian="14pt" style:font-name-complex="Kh Battambang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Heiti SC" fo:font-size="14pt" officeooo:rsid="001df088" officeooo:paragraph-rsid="001df088" style:font-size-asian="14pt" style:font-name-complex="Kh Battambang" style:font-size-complex="14pt"/>
    </style:style>
    <style:style style:name="T1" style:family="text">
      <style:text-properties officeooo:rsid="0016e785"/>
    </style:style>
    <style:style style:name="T2" style:family="text">
      <style:text-properties officeooo:rsid="001778da"/>
    </style:style>
    <style:style style:name="T3" style:family="text">
      <style:text-properties officeooo:rsid="0018cb9a"/>
    </style:style>
    <style:style style:name="T4" style:family="text">
      <style:text-properties officeooo:rsid="001bd4a1"/>
    </style:style>
    <style:style style:name="T5" style:family="text">
      <style:text-properties officeooo:rsid="001d3a32"/>
    </style:style>
    <style:style style:name="T6" style:family="text">
      <style:text-properties style:font-name="Heiti SC"/>
    </style:style>
    <style:style style:name="T7" style:family="text">
      <style:text-properties style:font-name="Heiti SC" officeooo:rsid="001d3a32"/>
    </style:style>
    <style:style style:name="T8" style:family="text">
      <style:text-properties style:font-name="Heiti SC" officeooo:rsid="0016e785"/>
    </style:style>
    <style:style style:name="T9" style:family="text">
      <style:text-properties style:font-name="Heiti SC" officeooo:rsid="001df088"/>
    </style:style>
    <style:style style:name="T10" style:family="text">
      <style:text-properties style:font-name="Heiti SC" officeooo:rsid="001fce33"/>
    </style:style>
    <style:style style:name="T11" style:family="text">
      <style:text-properties style:font-name="Heiti SC" fo:font-size="14pt" officeooo:rsid="00169e0f" style:font-size-asian="14pt" style:font-name-complex="Kh Battambang" style:font-size-complex="14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16e785" style:font-weight-asian="bold" style:font-weight-complex="bold"/>
    </style:style>
    <style:style style:name="T14" style:family="text">
      <style:text-properties fo:font-weight="bold" officeooo:rsid="001d3a32" style:font-weight-asian="bold" style:font-weight-complex="bold"/>
    </style:style>
    <style:style style:name="T15" style:family="text">
      <style:text-properties fo:font-weight="bold" officeooo:rsid="0018cb9a" style:font-weight-asian="bold" style:font-weight-complex="bold"/>
    </style:style>
    <style:style style:name="T16" style:family="text">
      <style:text-properties fo:font-weight="bold" officeooo:rsid="001fce33" style:font-weight-asian="bold" style:font-weight-complex="bold"/>
    </style:style>
    <style:style style:name="T17" style:family="text">
      <style:text-properties fo:font-weight="bold" officeooo:rsid="0020b2f2" style:font-weight-asian="bold" style:font-weight-complex="bold"/>
    </style:style>
    <style:style style:name="T18" style:family="text">
      <style:text-properties officeooo:rsid="001df088"/>
    </style:style>
    <style:style style:name="T19" style:family="text">
      <style:text-properties officeooo:rsid="001fce33"/>
    </style:style>
    <style:style style:name="T20" style:family="text">
      <style:text-properties officeooo:rsid="001fe1fa"/>
    </style:style>
    <style:style style:name="T21" style:family="text">
      <style:text-properties officeooo:rsid="0020b2f2"/>
    </style:style>
    <style:style style:name="T22" style:family="text">
      <style:text-properties officeooo:rsid="0022ef7e"/>
    </style:style>
    <style:style style:name="T23" style:family="text">
      <style:text-properties officeooo:rsid="0024298d"/>
    </style:style>
    <style:style style:name="T24" style:family="text">
      <style:text-properties officeooo:rsid="002597a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: Corn daveat</text:p>
      <text:p text:style-name="P1">Class: M3</text:p>
      <text:p text:style-name="P1"/>
      <text:p text:style-name="P2">Mid-term</text:p>
      <text:p text:style-name="P2"/>
      <text:p text:style-name="P3"/>
      <text:p text:style-name="P4"><text:span text:style-name="T1">I. </text:span><text:line-break/><text:tab/><text:span text:style-name="T13">1. ភាពខុសគ្នារវាង Late Binding and Early Binding</text:span><text:span text:style-name="T1"><text:line-break/><text:tab/>- Early binding ចាប់យកAccess នៅពេលCompileឬ ហៅថាStatic binding</text:span></text:p>
      <text:p text:style-name="P6"><text:tab/>- <text:span text:style-name="T1">Late binding ចាប់យកAccess នៅពេល Runឬ ហៅថាStatic binding<text:line-break/><text:line-break/><text:tab/></text:span><text:span text:style-name="T13">2. សារះសំខាន់នៃ Exception</text:span><text:span text:style-name="T1"><text:line-break/><text:tab/>- ងាយស្រួលក្នុងការចាប់ErrorនៅពេលRun program<text:line-break/><text:tab/>- បញ្ចៀសបញ្ហាគាំងកម្មវិធីនៅពេលមានError<text:line-break/><text:tab/>- អាចដាក់ប្រភេទError ជាក្រុម<text:line-break/></text:span></text:p>
      <text:p text:style-name="P6"><text:span text:style-name="T1"><text:tab/></text:span><text:span text:style-name="T15">3</text:span><text:span text:style-name="T13">. សារះសំខាន់នៃការផ្ទុក</text:span><text:span text:style-name="T15">data លើFile </text:span><text:span text:style-name="T3"><text:line-break/><text:tab/>- ផ្ទុកទិន្នន័យជាអចិន្ត្រៃយ៍</text:span></text:p>
      <text:p text:style-name="P6"><text:span text:style-name="T1"><text:tab/>- ងាយស្រួយក្នុងការកែប្រែឬលុប</text:span></text:p>
      <text:p text:style-name="P6"/>
      <text:p text:style-name="P6"><text:span text:style-name="T1"><text:tab/></text:span><text:span text:style-name="T15">+ ភាពខុសគ្នារវាង Text file និង Binary file</text:span><text:span text:style-name="T3"><text:line-break/><text:tab/>- Text file នៅពេលបើកយើងអាចអានបាន<text:line-break/><text:tab/>- Binary file នៅពេលបើកយើងមិនអាចអានបាន</text:span><text:span text:style-name="T1"><text:line-break/><text:tab/></text:span><text:span text:style-name="T13">Syntax:</text:span><text:span text:style-name="T1"><text:line-break/><text:tab/><text:tab/></text:span><text:span text:style-name="T8">try {</text:span></text:p>
      <text:p text:style-name="P14"><text:span text:style-name="T1"><text:tab/><text:tab/><text:tab/>…</text:span></text:p>
      <text:p text:style-name="P14"><text:soft-page-break/><text:span text:style-name="T1"><text:tab/><text:tab/>} catch (</text:span><text:span text:style-name="T2">dataType </text:span><text:span text:style-name="T1">e){</text:span></text:p>
      <text:p text:style-name="P14"><text:tab/><text:tab/><text:tab/>…</text:p>
      <text:p text:style-name="P15"><text:span text:style-name="T1"><text:tab/><text:tab/>}</text:span></text:p>
      <text:p text:style-name="P7"><text:span text:style-name="T1"><text:line-break/></text:span><text:span text:style-name="T4">II</text:span></text:p>
      <text:p text:style-name="P11">1. </text:p>
      <text:p text:style-name="P8"><text:tab/><text:span text:style-name="T12">a. constructer</text:span><text:line-break/><text:tab/><text:span text:style-name="T12">b- operator &gt;</text:span><text:line-break/><text:tab/><text:tab/><text:span text:style-name="T6">friend Product operator&gt;(Product p){</text:span></text:p>
      <text:p text:style-name="P13"><text:tab/><text:tab/><text:tab/>if (p.price &gt; price){</text:p>
      <text:p text:style-name="P13"><text:tab/><text:tab/><text:tab/><text:tab/>return p;</text:p>
      <text:p text:style-name="P13"><text:tab/><text:tab/><text:tab/>} else return this;</text:p>
      <text:p text:style-name="P13"><text:tab/><text:tab/>}</text:p>
      <text:p text:style-name="P5"><text:tab/><text:span text:style-name="T12">b. operator &lt;&lt;</text:span><text:line-break/><text:tab/><text:tab/><text:span text:style-name="T6">fri</text:span><text:span text:style-name="T7">e</text:span><text:span text:style-name="T6">nd ostream&amp; operator&lt;&lt;(ostream &amp;</text:span><text:span text:style-name="T7">out</text:span><text:span text:style-name="T6">, Product </text:span><text:span text:style-name="T7">&amp;</text:span><text:span text:style-name="T6">p){</text:span></text:p>
      <text:p text:style-name="P13"><text:tab/><text:tab/><text:tab/><text:span text:style-name="T5">out</text:span>&lt;&lt;p.<text:span text:style-name="T5">code&lt;&lt;endl;</text:span></text:p>
      <text:p text:style-name="P12"><text:tab/><text:tab/><text:tab/><text:span text:style-name="T5">out</text:span>&lt;&lt;p.<text:span text:style-name="T5">name&lt;&lt;endl;</text:span></text:p>
      <text:p text:style-name="P12"><text:tab/><text:tab/><text:tab/><text:span text:style-name="T5">out&lt;&lt;p.price;</text:span></text:p>
      <text:p text:style-name="P12"/>
      <text:p text:style-name="P20"><text:tab/><text:tab/><text:tab/>return out;</text:p>
      <text:p text:style-name="P13"><text:tab/><text:tab/>}</text:p>
      <text:p text:style-name="P8"><text:tab/><text:span text:style-name="T14">c</text:span><text:span text:style-name="T12">. operator &gt;&gt;</text:span><text:line-break/><text:tab/><text:tab/><text:span text:style-name="T6">fri</text:span><text:span text:style-name="T7">e</text:span><text:span text:style-name="T6">nd </text:span><text:span text:style-name="T7">is</text:span><text:span text:style-name="T6">tream&amp; operator&lt;&lt;(</text:span><text:span text:style-name="T7">is</text:span><text:span text:style-name="T6">tream &amp;</text:span><text:span text:style-name="T7">in</text:span><text:span text:style-name="T6">, Product </text:span><text:span text:style-name="T7">&amp;</text:span><text:span text:style-name="T6">p){</text:span></text:p>
      <text:p text:style-name="P12"><text:tab/><text:tab/><text:tab/><text:span text:style-name="T5">in&gt;&gt;</text:span>p.<text:span text:style-name="T5">code; <text:line-break/><text:tab/><text:tab/><text:tab/>// Clear Buffer<text:line-break/><text:tab/><text:tab/><text:tab/>in.seekg(0, ios::end); in.clear();</text:span></text:p>
      <text:p text:style-name="P12"><text:tab/><text:tab/><text:tab/><text:span text:style-name="T5">gets(p.name);</text:span></text:p>
      <text:p text:style-name="P12"><text:tab/><text:tab/><text:tab/><text:span text:style-name="T5">in&gt;&gt;p.price;</text:span></text:p>
      <text:p text:style-name="P12"/>
      <text:p text:style-name="P12"><text:tab/><text:tab/><text:tab/><text:span text:style-name="T18">return in;</text:span></text:p>
      <text:p text:style-name="P8"><text:span text:style-name="T6"><text:tab/><text:tab/>}</text:span><text:line-break/><text:line-break/><text:span text:style-name="T14">2. សរសេរFunction:</text:span></text:p>
      <text:p text:style-name="P9"><text:tab/><text:span text:style-name="T14">a. បង្កើតn Object របស់class Product</text:span><text:span text:style-name="T5"><text:line-break/><text:tab/></text:span></text:p>
      <text:p text:style-name="P9"><text:soft-page-break/><text:span text:style-name="T5"><text:tab/></text:span><text:span text:style-name="T9">void writeObject(Product p</text:span><text:span text:style-name="T10">[]</text:span><text:span text:style-name="T9">, int size){</text:span></text:p>
      <text:p text:style-name="P16"/>
      <text:p text:style-name="P16"><text:tab/><text:tab/><text:span text:style-name="T18">fstream f(“product.bin”, ios::binary);</text:span></text:p>
      <text:p text:style-name="P16"><text:tab/><text:tab/><text:span text:style-name="T18">if (f.fail()){</text:span></text:p>
      <text:p text:style-name="P16"><text:span text:style-name="T18"><text:tab/><text:tab/><text:tab/>cout&lt;&lt;”File can nott open”;</text:span></text:p>
      <text:p text:style-name="P17"><text:span text:style-name="T18"><text:tab/><text:tab/>} </text:span><text:span text:style-name="T19">else {</text:span></text:p>
      <text:p text:style-name="P17"><text:tab/><text:tab/><text:tab/><text:span text:style-name="T18">for (int i=0; i&lt;size; i++){</text:span></text:p>
      <text:p text:style-name="P17"><text:span text:style-name="T18"><text:tab/><text:tab/><text:tab/><text:tab/>cin&gt;&gt;p</text:span><text:span text:style-name="T19">[i]</text:span><text:span text:style-name="T18">;</text:span></text:p>
      <text:p text:style-name="P17"><text:span text:style-name="T18"><text:tab/><text:tab/><text:tab/>}</text:span></text:p>
      <text:p text:style-name="P17"/>
      <text:p text:style-name="P17"><text:tab/><text:tab/><text:tab/><text:span text:style-name="T19">for (int i=0; i&lt;size; i++){</text:span></text:p>
      <text:p text:style-name="P17"><text:span text:style-name="T19"><text:tab/><text:tab/><text:tab/><text:tab/>f.write( (char*)&amp;p, sizeof(p[i]) );</text:span></text:p>
      <text:p text:style-name="P17"><text:span text:style-name="T19"><text:tab/><text:tab/><text:tab/>}</text:span></text:p>
      <text:p text:style-name="P17"><text:span text:style-name="T19"><text:tab/><text:tab/>}</text:span></text:p>
      <text:p text:style-name="P16"><text:tab/><text:tab/></text:p>
      <text:p text:style-name="P17"><text:tab/><text:tab/></text:p>
      <text:p text:style-name="P17"><text:tab/><text:tab/><text:span text:style-name="T19">f.close();</text:span></text:p>
      <text:p text:style-name="P9"><text:span text:style-name="T9"><text:tab/>}</text:span><text:span text:style-name="T5"><text:line-break/><text:tab/></text:span></text:p>
      <text:p text:style-name="P9"><text:tab/><text:span text:style-name="T16">b. Read Object </text:span></text:p>
      <text:p text:style-name="P10"><text:tab/><text:span text:style-name="T10">void readAndDisplay(Product p[], int size){</text:span></text:p>
      <text:p text:style-name="P17"><text:span text:style-name="T19"><text:tab/><text:tab/>ifstream f(“product.bin”, ios::in|ios::binary);</text:span></text:p>
      <text:p text:style-name="P17"/>
      <text:p text:style-name="P17"><text:tab/><text:tab/><text:span text:style-name="T18">if (f.fail()){</text:span></text:p>
      <text:p text:style-name="P17"><text:span text:style-name="T18"><text:tab/><text:tab/><text:tab/>cout&lt;&lt;”File can not open”;</text:span></text:p>
      <text:p text:style-name="P17"><text:span text:style-name="T18"><text:tab/><text:tab/>} </text:span><text:span text:style-name="T19">else {</text:span></text:p>
      <text:p text:style-name="P17"><text:tab/><text:tab/><text:tab/></text:p>
      <text:p text:style-name="P19"><text:tab/><text:tab/><text:tab/><text:span text:style-name="T19">f.read( (char*) </text:span><text:span text:style-name="T20">&amp;p, sizeof(</text:span><text:span text:style-name="T22">Product*</text:span><text:span text:style-name="T24">size</text:span><text:span text:style-name="T20">) </text:span><text:span text:style-name="T21">);</text:span></text:p>
      <text:p text:style-name="P17"><text:tab/><text:tab/><text:tab/></text:p>
      <text:p text:style-name="P18"><text:tab/><text:tab/><text:tab/><text:span text:style-name="T20">for (int i=0; I&lt;size; i++){</text:span></text:p>
      <text:p text:style-name="P18"><text:span text:style-name="T20"><text:tab/><text:tab/><text:tab/><text:tab/>cout&lt;&lt;p[i];</text:span></text:p>
      <text:p text:style-name="P18"><text:span text:style-name="T20"><text:tab/><text:tab/><text:tab/>}</text:span></text:p>
      <text:p text:style-name="P17"><text:span text:style-name="T19"><text:tab/><text:tab/>}</text:span></text:p>
      <text:p text:style-name="P17"/>
      <text:p text:style-name="P17"><text:tab/><text:tab/><text:span text:style-name="T19">f.close();</text:span></text:p>
      <text:p text:style-name="P17"><text:span text:style-name="T19"><text:tab/>}</text:span></text:p>
      <text:p text:style-name="P17"/>
      <text:p text:style-name="P17"><text:tab/><text:span text:style-name="T17">c. Read Last Record</text:span></text:p>
      <text:p text:style-name="P19"><text:tab/><text:span text:style-name="T19">void read</text:span><text:span text:style-name="T21">Last</text:span><text:span text:style-name="T19">(Product p[], int size){</text:span></text:p>
      <text:p text:style-name="P19"/>
      <text:p text:style-name="P19"><text:span text:style-name="T19"><text:tab/><text:tab/>ifstream f(“product.bin”, ios::in|ios::binary);</text:span></text:p>
      <text:p text:style-name="P19"/>
      <text:p text:style-name="P19"><text:tab/><text:tab/><text:span text:style-name="T18">if (f.fail()){</text:span></text:p>
      <text:p text:style-name="P19"><text:soft-page-break/><text:span text:style-name="T18"><text:tab/><text:tab/><text:tab/>cout&lt;&lt;”File can not open”;</text:span></text:p>
      <text:p text:style-name="P19"><text:span text:style-name="T18"><text:tab/><text:tab/>} </text:span><text:span text:style-name="T19">else {<text:line-break/></text:span></text:p>
      <text:p text:style-name="P19"><text:tab/><text:tab/><text:tab/><text:span text:style-name="T21">f.seekg( size * sizeof(</text:span><text:span text:style-name="T23">Product</text:span><text:span text:style-name="T21">) );</text:span></text:p>
      <text:p text:style-name="P19"><text:tab/><text:tab/><text:tab/></text:p>
      <text:p text:style-name="P19"><text:tab/><text:tab/><text:tab/><text:span text:style-name="T19">f.read( (char*) </text:span><text:span text:style-name="T20">&amp;p, sizeof(</text:span><text:span text:style-name="T22">Product*</text:span><text:span text:style-name="T24">size</text:span><text:span text:style-name="T20">) </text:span><text:span text:style-name="T21">);</text:span></text:p>
      <text:p text:style-name="P19"/>
      <text:p text:style-name="P19"><text:tab/><text:tab/><text:tab/><text:span text:style-name="T21">f.seekg(0, ios::end);</text:span></text:p>
      <text:p text:style-name="P19"/>
      <text:p text:style-name="P19"><text:tab/><text:tab/><text:tab/><text:span text:style-name="T21">cout&lt;&lt;f.tellg() / sizeof(p);</text:span></text:p>
      <text:p text:style-name="P19"><text:span text:style-name="T19"><text:tab/><text:tab/>}</text:span></text:p>
      <text:p text:style-name="P19"/>
      <text:p text:style-name="P19"><text:tab/><text:tab/><text:span text:style-name="T19">f.close();</text:span></text:p>
      <text:p text:style-name="P19"><text:span text:style-name="T19"><text:tab/>}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Heiti SC" svg:font-family="'Heiti SC'" style:font-pitch="variable"/>
    <style:font-face style:name="Kh Battambang" svg:font-family="'Kh Battamba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29T07:49:03.965966765</meta:creation-date>
    <dc:date>2021-07-29T09:07:22.157283092</dc:date>
    <meta:editing-duration>PT56M52S</meta:editing-duration>
    <meta:editing-cycles>12</meta:editing-cycles>
    <meta:generator>LibreOffice/7.1.4.2$MacOSX_X86_64 LibreOffice_project/a529a4fab45b75fefc5b6226684193eb000654f6</meta:generator>
    <meta:document-statistic meta:table-count="0" meta:image-count="0" meta:object-count="0" meta:page-count="4" meta:paragraph-count="77" meta:word-count="248" meta:character-count="1918" meta:non-whitespace-character-count="1540"/>
  </office:meta>
</office:document-meta>
</file>